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5.423cm" fo:min-width="4.91cm" loext:decorative="false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746cm" fo:min-width="4.962cm" loext:decorative="false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746cm" fo:min-width="5.121cm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.746cm" fo:min-width="5.093cm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8cm" fo:min-width="2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8pt"/>
    </style:style>
    <style:style style:name="P5" style:family="paragraph">
      <loext:graphic-properties draw:fill="none" draw:fill-color="#ffffff"/>
      <style:text-properties fo:font-size="48pt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5cm" svg:height="8.021cm" svg:x="9.39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24cm" svg:height="2.822cm" svg:x="9.322cm" svg:y="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947cm" svg:height="2.822cm" svg:x="8.803cm" svg:y="12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909cm" svg:height="2.822cm" svg:x="8.841cm" svg:y="2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75cm" svg:y1="13.548cm" svg:x2="8.75cm" svg:y2="21.548cm">
          <text:p/>
        </draw:line>
        <draw:line draw:style-name="gr5" draw:text-style-name="P2" draw:layer="layout" svg:x1="16.75cm" svg:y1="13.548cm" svg:x2="16.75cm" svg:y2="21.548cm">
          <text:p/>
        </draw:line>
        <draw:line draw:style-name="gr5" draw:text-style-name="P2" draw:layer="layout" svg:x1="13.25cm" svg:y1="6.048cm" svg:x2="17.25cm" svg:y2="6.048cm">
          <text:p/>
        </draw:line>
        <draw:custom-shape draw:style-name="gr6" draw:text-style-name="P1" draw:layer="layout" svg:width="23.5cm" svg:height="8.25cm" svg:x="21.25cm" svg:y="13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25cm" svg:y1="17.5cm" svg:x2="44.75cm" svg:y2="17.5cm">
          <text:p/>
        </draw:line>
        <draw:line draw:style-name="gr5" draw:text-style-name="P2" draw:layer="layout" svg:x1="21.25cm" svg:y1="13.5cm" svg:x2="44.75cm" svg:y2="17.5cm">
          <text:p/>
        </draw:line>
        <draw:line draw:style-name="gr5" draw:text-style-name="P2" draw:layer="layout" svg:x1="21.25cm" svg:y1="17.5cm" svg:x2="44.75cm" svg:y2="21.5cm">
          <text:p/>
        </draw:line>
        <draw:frame draw:style-name="gr7" draw:text-style-name="P3" draw:layer="layout" svg:width="5.75cm" svg:height="1.75cm" svg:x="31.5cm" svg:y="12.25cm">
          <draw:text-box>
            <text:p>2<text:span text:style-name="T1">π</text:span><text:span text:style-name="T2">r</text:span></text:p>
          </draw:text-box>
        </draw:frame>
        <draw:custom-shape draw:style-name="gr1" draw:text-style-name="P1" draw:layer="layout" svg:width="7.65cm" svg:height="8.021cm" svg:x="9.25cm" svg:y="2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5cm" svg:height="8.021cm" svg:x="19.25cm" svg:y="2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5cm" svg:height="8.021cm" svg:x="29.25cm" svg:y="2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5cm" svg:height="8.021cm" svg:x="39.1cm" svg:y="2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25cm" svg:height="2.5cm" svg:x="4cm" svg:y="15.5cm">
          <draw:text-box>
            <text:p text:style-name="P4">=</text:p>
          </draw:text-box>
        </draw:frame>
        <draw:frame draw:style-name="gr8" draw:text-style-name="P5" draw:layer="layout" svg:width="3.25cm" svg:height="2.5cm" svg:x="17.5cm" svg:y="15.75cm">
          <draw:text-box>
            <text:p text:style-name="P4">=</text:p>
          </draw:text-box>
        </draw:frame>
        <draw:frame draw:style-name="gr8" draw:text-style-name="P5" draw:layer="layout" svg:width="3.25cm" svg:height="2.5cm" svg:x="4cm" svg:y="15.5cm">
          <draw:text-box>
            <text:p text:style-name="P4">=</text:p>
          </draw:text-box>
        </draw:frame>
        <draw:frame draw:style-name="gr8" draw:text-style-name="P5" draw:layer="layout" svg:width="3.25cm" svg:height="2.5cm" svg:x="4.25cm" svg:y="28.75cm">
          <draw:text-box>
            <text:p text:style-name="P4">=</text:p>
          </draw:text-box>
        </draw:frame>
        <draw:frame draw:style-name="gr7" draw:text-style-name="P3" draw:layer="layout" svg:width="5.5cm" svg:height="1.75cm" svg:x="7.5cm" svg:y="17cm">
          <draw:text-box>
            <text:p>2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9:48:26.591000000</meta:creation-date>
    <dc:date>2024-03-03T20:02:46.668000000</dc:date>
    <meta:editing-duration>PT14M19S</meta:editing-duration>
    <meta:editing-cycles>2</meta:editing-cycles>
    <meta:generator>LibreOffice/7.6.4.1$Windows_X86_64 LibreOffice_project/e19e193f88cd6c0525a17fb7a176ed8e6a3e2aa1</meta:generator>
    <meta:document-statistic meta:object-count="21"/>
  </office:meta>
</office:document-meta>
</file>